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67.61mm"/>
    </style:style>
    <style:style style:name="co4" style:family="table-column">
      <style:table-column-properties fo:break-before="auto" style:column-width="211.95mm"/>
    </style:style>
    <style:style style:name="co5" style:family="table-column">
      <style:table-column-properties fo:break-before="auto" style:column-width="65.7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3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entral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-Key</text:p>
          </table:table-cell>
          <table:table-cell office:value-type="string" calcext:value-type="string">
            <text:p><text:s/>Bemerkunge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SP8266:ESP-12E</text:p>
          </table:table-cell>
          <table:table-cell/>
          <table:table-cell office:value-type="string" calcext:value-type="string">
            <text:p>,vorhanden,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,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SMD_Packages:SOIC-8-N</text:p>
          </table:table-cell>
          <table:table-cell office:value-type="string" calcext:value-type="string">
            <text:p>http://www.onsemi.com/pub_link/Collateral/MC34063A-D.PDF</text:p>
          </table:table-cell>
          <table:table-cell office:value-type="string" calcext:value-type="string">
            <text:p>,497-7852-1-ND,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s_SMD:c_elec_10x1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50uF</text:p>
          </table:table-cell>
          <table:table-cell office:value-type="string" calcext:value-type="string">
            <text:p>Capacitors_SMD:c_elec_6.3x7.7</text:p>
          </table:table-cell>
          <table:table-cell/>
          <table:table-cell office:value-type="string" calcext:value-type="string">
            <text:p>,vorhanden,100uF Kondens von reichelt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te.com/commerce/DocumentDelivery/DDEController?Action=srchrtrv&amp;DocNm=1773269&amp;DocType=DS&amp;DocLang=English</text:p>
          </table:table-cell>
          <table:table-cell office:value-type="string" calcext:value-type="string">
            <text:p>,A103274CT-ND,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8KERCT-ND,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RC1206JR-0711KL,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140F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cdn-reichelt.de/documents/datenblatt/A400/B120-B160.pdf</text:p>
          </table:table-cell>
          <table:table-cell office:value-type="string" calcext:value-type="string">
            <text:p>,vorhanden,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5uH</text:p>
          </table:table-cell>
          <table:table-cell office:value-type="string" calcext:value-type="string">
            <text:p>bolay:SRN_1060_Power_Inductors</text:p>
          </table:table-cell>
          <table:table-cell office:value-type="string" calcext:value-type="string">
            <text:p>http://www.bourns.com/docs/Product-Datasheets/SRN1060.pdf</text:p>
          </table:table-cell>
          <table:table-cell office:value-type="string" calcext:value-type="string">
            <text:p>,SRN1060-470MCT-ND,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60p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www.samsungsem.com/kr/support/product-search/mlcc/__icsFiles/afieldfile/2015/06/03/CL31C151JBCNNNC.pdf</text:p>
          </table:table-cell>
          <table:table-cell office:value-type="string" calcext:value-type="string">
            <text:p>,1276-2811-1-ND,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,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,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6_Power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,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ftdi_serial</text:p>
          </table:table-cell>
          <table:table-cell office:value-type="string" calcext:value-type="string">
            <text:p>bolay:6x1pin_50mil_header</text:p>
          </table:table-cell>
          <table:table-cell office:value-type="string" calcext:value-type="string">
            <text:p>http://www.sullinscorp.com/drawings/86_LPPB___1NFS_-RC,_10965.pdf</text:p>
          </table:table-cell>
          <table:table-cell office:value-type="string" calcext:value-type="string">
            <text:p>,S9005E-06-ND,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Mainboard</text:p>
          </table:table-cell>
          <table:table-cell office:value-type="string" calcext:value-type="string">
            <text:p>bolay:8x1pin_50mil_header</text:p>
          </table:table-cell>
          <table:table-cell office:value-type="string" calcext:value-type="string">
            <text:p>http://www.sullinscorp.com/catalogs/86_PAGE92-93_.050_FEMALE_HDR_ST_RA_SMT.pdf</text:p>
          </table:table-cell>
          <table:table-cell office:value-type="string" calcext:value-type="string">
            <text:p>,S9005E-08-ND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Bus</text:p>
          </table:table-cell>
          <table:table-cell office:value-type="string" calcext:value-type="string">
            <text:p>bolay:RJ45_vertical_8</text:p>
          </table:table-cell>
          <table:table-cell office:value-type="string" calcext:value-type="string">
            <text:p>http://www.assmann-wsw.com/fileadmin/datasheets/A-2014-2-4-R_REV00.pdf</text:p>
          </table:table-cell>
          <table:table-cell office:value-type="string" calcext:value-type="string">
            <text:p>,AE10392-ND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Bus</text:p>
          </table:table-cell>
          <table:table-cell office:value-type="string" calcext:value-type="string">
            <text:p>bolay:RJ45_vertical_8</text:p>
          </table:table-cell>
          <table:table-cell office:value-type="string" calcext:value-type="string">
            <text:p>http://www.assmann-wsw.com/fileadmin/datasheets/A-2014-2-4-R_REV00.pdf</text:p>
          </table:table-cell>
          <table:table-cell office:value-type="string" calcext:value-type="string">
            <text:p>,AE10392-ND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60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60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/NewPortal/yageodocoutput?fileName=/pdf/R-Chip/PYu-RC_Group_51_RoHS_L_4.pdf</text:p>
          </table:table-cell>
          <table:table-cell office:value-type="string" calcext:value-type="string">
            <text:p>,311-4.7KERCT-N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/NewPortal/yageodocoutput?fileName=/pdf/R-Chip/PYu-RC_Group_51_RoHS_L_4.pdf</text:p>
          </table:table-cell>
          <table:table-cell office:value-type="string" calcext:value-type="string">
            <text:p>,311-4.7KERCT-N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http://www.budind.com/pdf/hb4770.pdf</text:p>
          </table:table-cell>
          <table:table-cell office:value-type="string" calcext:value-type="string">
            <text:p>,377-1807-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SMD_Packages:SO-16-W</text:p>
          </table:table-cell>
          <table:table-cell office:value-type="string" calcext:value-type="string">
            <text:p>http://www.nxp.com/documents/data_sheet/PCF8574_PCF8574A.pdf</text:p>
          </table:table-cell>
          <table:table-cell office:value-type="string" calcext:value-type="string">
            <text:p>,568-1076-5-ND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  <table:table-cell/>
        </table:table-row>
        <table:table-row table:style-name="ro1">
          <table:table-cell office:value-type="string" calcext:value-type="string">
            <text:p>1M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Licht_1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Licht_2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SMD_Packages:SO-16-W</text:p>
          </table:table-cell>
          <table:table-cell office:value-type="string" calcext:value-type="string">
            <text:p>http://www.nxp.com/documents/data_sheet/PCF8574_PCF8574A.pdf</text:p>
          </table:table-cell>
          <table:table-cell office:value-type="string" calcext:value-type="string">
            <text:p>,568-1076-5-ND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6_Taster_1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6_Taster_2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SMD_Packages:SO-16-N</text:p>
          </table:table-cell>
          <table:table-cell office:value-type="string" calcext:value-type="string">
            <text:p>https://toshiba.semicon-storage.com/info/docget.jsp?did=15287&amp;prodName=TLP293-4</text:p>
          </table:table-cell>
          <table:table-cell office:value-type="string" calcext:value-type="string">
            <text:p>,TLP293-4(LGBE-N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SMD_Packages:SO-16-N</text:p>
          </table:table-cell>
          <table:table-cell office:value-type="string" calcext:value-type="string">
            <text:p>https://toshiba.semicon-storage.com/info/docget.jsp?did=15287&amp;prodName=TLP293-4</text:p>
          </table:table-cell>
          <table:table-cell office:value-type="string" calcext:value-type="string">
            <text:p>,TLP293-4(LGBE-N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60p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www.samsungsem.com/kr/support/product-search/mlcc/__icsFiles/afieldfile/2015/06/03/CL31C151JBCNNNC.pdf</text:p>
          </table:table-cell>
          <table:table-cell office:value-type="string" calcext:value-type="string">
            <text:p>,1276-2811-1-ND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,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media.digikey.com/pdf/Data%20Sheets/Samsung%20PDFs/CL31F104MBCNNNC_Spec.pdf</text:p>
          </table:table-cell>
          <table:table-cell office:value-type="string" calcext:value-type="string">
            <text:p>,1276-2854-1-ND,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S1MTR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www.smc-diodes.com/propdf/RS1A-M%20N0988%20REV.A.pdf</text:p>
          </table:table-cell>
          <table:table-cell office:value-type="string" calcext:value-type="string">
            <text:p>,1655-1501-1-ND,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http://www.diodes.com/_files/datasheets/ds30086.pdf</text:p>
          </table:table-cell>
          <table:table-cell office:value-type="string" calcext:value-type="string">
            <text:p>,1N4148W-FDICT-N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KERCT-ND</text:p>
          </table:table-cell>
        </table:table-row>
        <table:table-row table:style-name="ro1">
          <table:table-cell office:value-type="string" calcext:value-type="string">
            <text:p>1M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.0MERCT-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311-18KERCT-ND,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/NewPortal/yageodocoutput?fileName=/pdf/R-Chip/PYu-RC_Group_51_RoHS_L_4.pdf</text:p>
          </table:table-cell>
          <table:table-cell office:value-type="string" calcext:value-type="string">
            <text:p>,311-4.7KERCT-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/NewPortal/yageodocoutput?fileName=/pdf/R-Chip/PYu-RC_Group_51_RoHS_L_4.pdf</text:p>
          </table:table-cell>
          <table:table-cell office:value-type="string" calcext:value-type="string">
            <text:p>,311-4.7KERCT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http://www.budind.com/pdf/hb4770.pdf</text:p>
          </table:table-cell>
          <table:table-cell office:value-type="string" calcext:value-type="string">
            <text:p>,377-1807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SMD_Packages:SOIC-8-N</text:p>
          </table:table-cell>
          <table:table-cell office:value-type="string" calcext:value-type="string">
            <text:p>http://www.onsemi.com/pub_link/Collateral/MC34063A-D.PDF</text:p>
          </table:table-cell>
          <table:table-cell office:value-type="string" calcext:value-type="string">
            <text:p>,497-7852-1-ND,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SMD_Packages:SO-16-W</text:p>
          </table:table-cell>
          <table:table-cell office:value-type="string" calcext:value-type="string">
            <text:p>http://www.nxp.com/documents/data_sheet/PCF8574_PCF8574A.pdf</text:p>
          </table:table-cell>
          <table:table-cell office:value-type="string" calcext:value-type="string">
            <text:p>,568-1076-5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SMD_Packages:SO-16-W</text:p>
          </table:table-cell>
          <table:table-cell office:value-type="string" calcext:value-type="string">
            <text:p>http://www.nxp.com/documents/data_sheet/PCF8574_PCF8574A.pdf</text:p>
          </table:table-cell>
          <table:table-cell office:value-type="string" calcext:value-type="string">
            <text:p>,568-1076-5-N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te.com/commerce/DocumentDelivery/DDEController?Action=srchrtrv&amp;DocNm=1773269&amp;DocType=DS&amp;DocLang=English</text:p>
          </table:table-cell>
          <table:table-cell office:value-type="string" calcext:value-type="string">
            <text:p>,A103274CT-ND,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Bus</text:p>
          </table:table-cell>
          <table:table-cell office:value-type="string" calcext:value-type="string">
            <text:p>bolay:RJ45_vertical_8</text:p>
          </table:table-cell>
          <table:table-cell office:value-type="string" calcext:value-type="string">
            <text:p>http://www.assmann-wsw.com/fileadmin/datasheets/A-2014-2-4-R_REV00.pdf</text:p>
          </table:table-cell>
          <table:table-cell office:value-type="string" calcext:value-type="string">
            <text:p>,AE10392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Bus</text:p>
          </table:table-cell>
          <table:table-cell office:value-type="string" calcext:value-type="string">
            <text:p>bolay:RJ45_vertical_8</text:p>
          </table:table-cell>
          <table:table-cell office:value-type="string" calcext:value-type="string">
            <text:p>http://www.assmann-wsw.com/fileadmin/datasheets/A-2014-2-4-R_REV00.pdf</text:p>
          </table:table-cell>
          <table:table-cell office:value-type="string" calcext:value-type="string">
            <text:p>,AE10392-N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Licht_1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Licht_2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6_Taster_1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6_Taster_2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6_Power</text:p>
          </table:table-cell>
          <table:table-cell office:value-type="string" calcext:value-type="string">
            <text:p>Connect:bornier6</text:p>
          </table:table-cell>
          <table:table-cell office:value-type="string" calcext:value-type="string">
            <text:p>http://www.on-shore.com/wp-content/uploads/2015/09/ed120ds.pdf</text:p>
          </table:table-cell>
          <table:table-cell office:value-type="string" calcext:value-type="string">
            <text:p>,ED2229-ND,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bolay:SOT-23_Handsoldering-FDN-337N</text:p>
          </table:table-cell>
          <table:table-cell office:value-type="string" calcext:value-type="string">
            <text:p>https://www.fairchildsemi.com/datasheets/FD/FDN337N.pdf</text:p>
          </table:table-cell>
          <table:table-cell office:value-type="string" calcext:value-type="string">
            <text:p>,FDN337NTR-ND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G5LE-1A4</text:p>
          </table:table-cell>
          <table:table-cell office:value-type="string" calcext:value-type="string">
            <text:p>bolay:Relais-12V-Schlieser</text:p>
          </table:table-cell>
          <table:table-cell office:value-type="string" calcext:value-type="string">
            <text:p>http://www.te.com/commerce/DocumentDelivery/DDEController?Action=srchrtrv&amp;DocNm=1461402&amp;DocType=Customer+Drawing&amp;DocLang=English</text:p>
          </table:table-cell>
          <table:table-cell office:value-type="string" calcext:value-type="string">
            <text:p>,PB876-N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,RC1206JR-0711KL,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0KYCT-N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0KZCT-ND,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150YCT-ND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2.2KYCT-N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office:value-type="string" calcext:value-type="string">
            <text:p>http://rohmfs.rohm.com/en/products/databook/datasheet/passive/resistor/chip_resistor/ltr.pdf</text:p>
          </table:table-cell>
          <table:table-cell office:value-type="string" calcext:value-type="string">
            <text:p>,RHM4.7YCT-N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ftdi_serial</text:p>
          </table:table-cell>
          <table:table-cell office:value-type="string" calcext:value-type="string">
            <text:p>bolay:6x1pin_50mil_header</text:p>
          </table:table-cell>
          <table:table-cell office:value-type="string" calcext:value-type="string">
            <text:p>http://www.sullinscorp.com/drawings/86_LPPB___1NFS_-RC,_10965.pdf</text:p>
          </table:table-cell>
          <table:table-cell office:value-type="string" calcext:value-type="string">
            <text:p>,S9005E-06-ND,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Mainboard</text:p>
          </table:table-cell>
          <table:table-cell office:value-type="string" calcext:value-type="string">
            <text:p>bolay:8x1pin_50mil_header</text:p>
          </table:table-cell>
          <table:table-cell office:value-type="string" calcext:value-type="string">
            <text:p>http://www.sullinscorp.com/catalogs/86_PAGE92-93_.050_FEMALE_HDR_ST_RA_SMT.pdf</text:p>
          </table:table-cell>
          <table:table-cell office:value-type="string" calcext:value-type="string">
            <text:p>,S9005E-08-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jack_conn_board</text:p>
          </table:table-cell>
          <table:table-cell office:value-type="string" calcext:value-type="string">
            <text:p>bolay:4x2pin_50mil_header</text:p>
          </table:table-cell>
          <table:table-cell office:value-type="string" calcext:value-type="string">
            <text:p>http://sullinscorp.com/drawings/89_LPPB___2NFSP-RC,_11018.pdf</text:p>
          </table:table-cell>
          <table:table-cell office:value-type="string" calcext:value-type="string">
            <text:p>,S9007E-04-ND,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5uH</text:p>
          </table:table-cell>
          <table:table-cell office:value-type="string" calcext:value-type="string">
            <text:p>bolay:SRN_1060_Power_Inductors</text:p>
          </table:table-cell>
          <table:table-cell office:value-type="string" calcext:value-type="string">
            <text:p>http://www.bourns.com/docs/Product-Datasheets/SRN1060.pdf</text:p>
          </table:table-cell>
          <table:table-cell office:value-type="string" calcext:value-type="string">
            <text:p>,SRN1060-470MCT-ND,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SMD_Packages:SO-16-N</text:p>
          </table:table-cell>
          <table:table-cell office:value-type="string" calcext:value-type="string">
            <text:p>https://toshiba.semicon-storage.com/info/docget.jsp?did=15287&amp;prodName=TLP293-4</text:p>
          </table:table-cell>
          <table:table-cell office:value-type="string" calcext:value-type="string">
            <text:p>,TLP293-4(LGBE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SMD_Packages:SO-16-N</text:p>
          </table:table-cell>
          <table:table-cell office:value-type="string" calcext:value-type="string">
            <text:p>https://toshiba.semicon-storage.com/info/docget.jsp?did=15287&amp;prodName=TLP293-4</text:p>
          </table:table-cell>
          <table:table-cell office:value-type="string" calcext:value-type="string">
            <text:p>,TLP293-4(LGBE-N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140F</text:p>
          </table:table-cell>
          <table:table-cell office:value-type="string" calcext:value-type="string">
            <text:p>Diodes_SMD:SMA_Handsoldering</text:p>
          </table:table-cell>
          <table:table-cell office:value-type="string" calcext:value-type="string">
            <text:p>http://cdn-reichelt.de/documents/datenblatt/A400/B120-B160.pdf</text:p>
          </table:table-cell>
          <table:table-cell office:value-type="string" calcext:value-type="string">
            <text:p>,vorhanden,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SP8266:ESP-12E</text:p>
          </table:table-cell>
          <table:table-cell/>
          <table:table-cell office:value-type="string" calcext:value-type="string">
            <text:p>,vorhanden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50uF</text:p>
          </table:table-cell>
          <table:table-cell office:value-type="string" calcext:value-type="string">
            <text:p>Capacitors_SMD:c_elec_6.3x7.7</text:p>
          </table:table-cell>
          <table:table-cell/>
          <table:table-cell office:value-type="string" calcext:value-type="string">
            <text:p>,vorhanden,100uF Kondens von reichel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s_SMD:c_elec_10x10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bolay:solder-jumper-3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6-11-26T15:44:58.017950859</dc:date>
    <meta:editing-duration>PT5M14S</meta:editing-duration>
    <meta:editing-cycles>2</meta:editing-cycles>
    <meta:document-statistic meta:table-count="2" meta:cell-count="1114" meta:object-count="0"/>
  </office:meta>
</office:document-meta>
</file>